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50.020755">
            <text:p>50.020755</text:p>
          </table:table-cell>
          <table:table-cell office:value-type="float" office:value="36.219177">
            <text:p>36.219177</text:p>
          </table:table-cell>
          <table:table-cell table:number-columns-repeated="2"/>
        </table:table-row>
        <table:table-row table:style-name="ro1">
          <table:table-cell office:value-type="float" office:value="49.945476">
            <text:p>49.945476</text:p>
          </table:table-cell>
          <table:table-cell office:value-type="float" office:value="36.281662">
            <text:p>36.28166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AT</text:p>
          </table:table-cell>
          <table:table-cell table:style-name="ce1" office:value-type="string">
            <text:p>LON</text:p>
          </table:table-cell>
          <table:table-cell table:style-name="ce1" office:value-type="string">
            <text:p>ALT</text:p>
          </table:table-cell>
          <table:table-cell table:style-name="ce1" office:value-type="string">
            <text:p>SPEED</text:p>
          </table:table-cell>
        </table:table-row>
        <table:table-row table:style-name="ro1">
          <table:table-cell office:value-type="float" office:value="50.024285">
            <text:p>50.024285</text:p>
          </table:table-cell>
          <table:table-cell office:value-type="float" office:value="36.218834">
            <text:p>36.218834</text:p>
          </table:table-cell>
          <table:table-cell table:style-name="ce2" office:value-type="float" office:value="195">
            <text:p>19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formula="of:=[.A4]+(RAND()/1000)" office:value-type="float" office:value="50.0251230111363">
            <text:p>50.0251230111363</text:p>
          </table:table-cell>
          <table:table-cell table:formula="of:=[.B4]+(RAND()/1000)" office:value-type="float" office:value="36.2197101598747">
            <text:p>36.2197101598747</text:p>
          </table:table-cell>
          <table:table-cell table:formula="of:=[.C4]+(RAND()/100000)" office:value-type="float" office:value="195.000009329181">
            <text:p>195.000009329181</text:p>
          </table:table-cell>
          <table:table-cell table:formula="of:=[.D4]+1" office:value-type="float" office:value="57">
            <text:p>57</text:p>
          </table:table-cell>
        </table:table-row>
        <table:table-row table:style-name="ro1">
          <table:table-cell table:formula="of:=[.A5]+(RAND()/1000)" office:value-type="float" office:value="50.0256513789937">
            <text:p>50.0256513789937</text:p>
          </table:table-cell>
          <table:table-cell table:formula="of:=[.B5]+(RAND()/1000)" office:value-type="float" office:value="36.2199883865073">
            <text:p>36.2199883865073</text:p>
          </table:table-cell>
          <table:table-cell table:formula="of:=[.C5]+(RAND()/100000)" office:value-type="float" office:value="195.00001298037">
            <text:p>195.0000129803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formula="of:=[.A6]+(RAND()/1000)" office:value-type="float" office:value="50.0259967252857">
            <text:p>50.0259967252857</text:p>
          </table:table-cell>
          <table:table-cell table:formula="of:=[.B6]+(RAND()/1000)" office:value-type="float" office:value="36.2202539786158">
            <text:p>36.2202539786158</text:p>
          </table:table-cell>
          <table:table-cell table:formula="of:=[.C6]+(RAND()/100000)" office:value-type="float" office:value="195.000022450693">
            <text:p>195.000022450693</text:p>
          </table:table-cell>
          <table:table-cell table:formula="of:=[.D6]+1" office:value-type="float" office:value="58">
            <text:p>58</text:p>
          </table:table-cell>
        </table:table-row>
        <table:table-row table:style-name="ro1">
          <table:table-cell table:formula="of:=[.A7]+(RAND()/1000)" office:value-type="float" office:value="50.02628046625">
            <text:p>50.02628046625</text:p>
          </table:table-cell>
          <table:table-cell table:formula="of:=[.B7]+(RAND()/1000)" office:value-type="float" office:value="36.2203681595379">
            <text:p>36.2203681595379</text:p>
          </table:table-cell>
          <table:table-cell table:formula="of:=[.C7]+(RAND()/100000)" office:value-type="float" office:value="195.000030298533">
            <text:p>195.00003029853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formula="of:=[.A8]+(RAND()/1000)" office:value-type="float" office:value="50.0272452964357">
            <text:p>50.0272452964357</text:p>
          </table:table-cell>
          <table:table-cell table:formula="of:=[.B8]+(RAND()/1000)" office:value-type="float" office:value="36.2212445202663">
            <text:p>36.2212445202663</text:p>
          </table:table-cell>
          <table:table-cell table:formula="of:=[.C8]+(RAND()/100000)" office:value-type="float" office:value="195.000034281633">
            <text:p>195.000034281633</text:p>
          </table:table-cell>
          <table:table-cell table:formula="of:=[.D8]+1" office:value-type="float" office:value="59">
            <text:p>59</text:p>
          </table:table-cell>
        </table:table-row>
        <table:table-row table:style-name="ro1">
          <table:table-cell table:formula="of:=[.A9]+(RAND()/1000)" office:value-type="float" office:value="50.0281905499611">
            <text:p>50.0281905499611</text:p>
          </table:table-cell>
          <table:table-cell table:formula="of:=[.B9]+(RAND()/1000)" office:value-type="float" office:value="36.2218031180563">
            <text:p>36.2218031180563</text:p>
          </table:table-cell>
          <table:table-cell table:formula="of:=[.C9]+(RAND()/100000)" office:value-type="float" office:value="195.000035018518">
            <text:p>195.00003501851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formula="of:=[.A10]+(RAND()/1000)" office:value-type="float" office:value="50.0285410039843">
            <text:p>50.0285410039843</text:p>
          </table:table-cell>
          <table:table-cell table:formula="of:=[.B10]+(RAND()/1000)" office:value-type="float" office:value="36.2225401372511">
            <text:p>36.2225401372511</text:p>
          </table:table-cell>
          <table:table-cell table:formula="of:=[.C10]+(RAND()/100000)" office:value-type="float" office:value="195.000036955518">
            <text:p>195.000036955518</text:p>
          </table:table-cell>
          <table:table-cell table:formula="of:=[.D10]+1" office:value-type="float" office:value="60">
            <text:p>60</text:p>
          </table:table-cell>
        </table:table-row>
        <table:table-row table:style-name="ro1">
          <table:table-cell table:formula="of:=[.A11]+(RAND()/1000)" office:value-type="float" office:value="50.0289762867846">
            <text:p>50.0289762867846</text:p>
          </table:table-cell>
          <table:table-cell table:formula="of:=[.B11]+(RAND()/1000)" office:value-type="float" office:value="36.222852643212">
            <text:p>36.222852643212</text:p>
          </table:table-cell>
          <table:table-cell table:formula="of:=[.C11]+(RAND()/100000)" office:value-type="float" office:value="195.00004003213">
            <text:p>195.00004003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formula="of:=[.A12]+(RAND()/1000)" office:value-type="float" office:value="50.0296549279427">
            <text:p>50.0296549279427</text:p>
          </table:table-cell>
          <table:table-cell table:formula="of:=[.B12]+(RAND()/1000)" office:value-type="float" office:value="36.2232326145412">
            <text:p>36.2232326145412</text:p>
          </table:table-cell>
          <table:table-cell table:formula="of:=[.C12]+(RAND()/100000)" office:value-type="float" office:value="195.000044817842">
            <text:p>195.000044817842</text:p>
          </table:table-cell>
          <table:table-cell table:formula="of:=[.D12]+1" office:value-type="float" office:value="61">
            <text:p>61</text:p>
          </table:table-cell>
        </table:table-row>
        <table:table-row table:style-name="ro1">
          <table:table-cell table:formula="of:=[.A13]+(RAND()/1000)" office:value-type="float" office:value="50.0297196017377">
            <text:p>50.0297196017377</text:p>
          </table:table-cell>
          <table:table-cell table:formula="of:=[.B13]+(RAND()/1000)" office:value-type="float" office:value="36.2239378183006">
            <text:p>36.2239378183006</text:p>
          </table:table-cell>
          <table:table-cell table:formula="of:=[.C13]+(RAND()/100000)" office:value-type="float" office:value="195.000053499924">
            <text:p>195.00005349992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formula="of:=[.A14]+(RAND()/1000)" office:value-type="float" office:value="50.0304979589408">
            <text:p>50.0304979589408</text:p>
          </table:table-cell>
          <table:table-cell table:formula="of:=[.B14]+(RAND()/1000)" office:value-type="float" office:value="36.2239702104584">
            <text:p>36.2239702104584</text:p>
          </table:table-cell>
          <table:table-cell table:formula="of:=[.C14]+(RAND()/100000)" office:value-type="float" office:value="195.000056811856">
            <text:p>195.000056811856</text:p>
          </table:table-cell>
          <table:table-cell table:formula="of:=[.D14]+1" office:value-type="float" office:value="62">
            <text:p>62</text:p>
          </table:table-cell>
        </table:table-row>
        <table:table-row table:style-name="ro1">
          <table:table-cell table:formula="of:=[.A15]+(RAND()/1000)" office:value-type="float" office:value="50.0308443415168">
            <text:p>50.0308443415168</text:p>
          </table:table-cell>
          <table:table-cell table:formula="of:=[.B15]+(RAND()/1000)" office:value-type="float" office:value="36.2241363855123">
            <text:p>36.2241363855123</text:p>
          </table:table-cell>
          <table:table-cell table:formula="of:=[.C15]+(RAND()/100000)" office:value-type="float" office:value="195.000064410003">
            <text:p>195.00006441000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formula="of:=[.A16]+(RAND()/1000)" office:value-type="float" office:value="50.0314410653565">
            <text:p>50.0314410653565</text:p>
          </table:table-cell>
          <table:table-cell table:formula="of:=[.B16]+(RAND()/1000)" office:value-type="float" office:value="36.2247550273619">
            <text:p>36.2247550273619</text:p>
          </table:table-cell>
          <table:table-cell table:formula="of:=[.C16]+(RAND()/100000)" office:value-type="float" office:value="195.000065423144">
            <text:p>195.000065423144</text:p>
          </table:table-cell>
          <table:table-cell table:formula="of:=[.D16]+1" office:value-type="float" office:value="63">
            <text:p>63</text:p>
          </table:table-cell>
        </table:table-row>
        <table:table-row table:style-name="ro1">
          <table:table-cell table:formula="of:=[.A17]+(RAND()/1000)" office:value-type="float" office:value="50.0319584878872">
            <text:p>50.0319584878872</text:p>
          </table:table-cell>
          <table:table-cell table:formula="of:=[.B17]+(RAND()/1000)" office:value-type="float" office:value="36.2248577597395">
            <text:p>36.2248577597395</text:p>
          </table:table-cell>
          <table:table-cell table:formula="of:=[.C17]+(RAND()/100000)" office:value-type="float" office:value="195.000066340589">
            <text:p>195.0000663405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formula="of:=[.A18]+(RAND()/1000)" office:value-type="float" office:value="50.0325191198064">
            <text:p>50.0325191198064</text:p>
          </table:table-cell>
          <table:table-cell table:formula="of:=[.B18]+(RAND()/1000)" office:value-type="float" office:value="36.2252454213185">
            <text:p>36.2252454213185</text:p>
          </table:table-cell>
          <table:table-cell table:formula="of:=[.C18]+(RAND()/100000)" office:value-type="float" office:value="195.00006987623">
            <text:p>195.00006987623</text:p>
          </table:table-cell>
          <table:table-cell table:formula="of:=[.D18]+1" office:value-type="float" office:value="64">
            <text:p>64</text:p>
          </table:table-cell>
        </table:table-row>
        <table:table-row table:style-name="ro1">
          <table:table-cell table:formula="of:=[.A19]+(RAND()/1000)" office:value-type="float" office:value="50.033458999167">
            <text:p>50.033458999167</text:p>
          </table:table-cell>
          <table:table-cell table:formula="of:=[.B19]+(RAND()/1000)" office:value-type="float" office:value="36.2254561424169">
            <text:p>36.2254561424169</text:p>
          </table:table-cell>
          <table:table-cell table:formula="of:=[.C19]+(RAND()/100000)" office:value-type="float" office:value="195.000077020144">
            <text:p>195.00007702014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formula="of:=[.A20]+(RAND()/1000)" office:value-type="float" office:value="50.0342494514732">
            <text:p>50.0342494514732</text:p>
          </table:table-cell>
          <table:table-cell table:formula="of:=[.B20]+(RAND()/1000)" office:value-type="float" office:value="36.2256938888093">
            <text:p>36.2256938888093</text:p>
          </table:table-cell>
          <table:table-cell table:formula="of:=[.C20]+(RAND()/100000)" office:value-type="float" office:value="195.000082595138">
            <text:p>195.000082595138</text:p>
          </table:table-cell>
          <table:table-cell table:formula="of:=[.D20]+1" office:value-type="float" office:value="65">
            <text:p>65</text:p>
          </table:table-cell>
        </table:table-row>
        <table:table-row table:style-name="ro1">
          <table:table-cell table:formula="of:=[.A21]+(RAND()/1000)" office:value-type="float" office:value="50.0346837451964">
            <text:p>50.0346837451964</text:p>
          </table:table-cell>
          <table:table-cell table:formula="of:=[.B21]+(RAND()/1000)" office:value-type="float" office:value="36.2260813941166">
            <text:p>36.2260813941166</text:p>
          </table:table-cell>
          <table:table-cell table:formula="of:=[.C21]+(RAND()/100000)" office:value-type="float" office:value="195.000092392196">
            <text:p>195.0000923921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table:formula="of:=[.A22]+(RAND()/1000)" office:value-type="float" office:value="50.0355721184009">
            <text:p>50.0355721184009</text:p>
          </table:table-cell>
          <table:table-cell table:formula="of:=[.B22]+(RAND()/1000)" office:value-type="float" office:value="36.2262305770397">
            <text:p>36.2262305770397</text:p>
          </table:table-cell>
          <table:table-cell table:formula="of:=[.C22]+(RAND()/100000)" office:value-type="float" office:value="195.000097328634">
            <text:p>195.000097328634</text:p>
          </table:table-cell>
          <table:table-cell table:formula="of:=[.D22]+1" office:value-type="float" office:value="66">
            <text:p>66</text:p>
          </table:table-cell>
        </table:table-row>
        <table:table-row table:style-name="ro1">
          <table:table-cell table:formula="of:=[.A23]+(RAND()/1000)" office:value-type="float" office:value="50.0359077239771">
            <text:p>50.0359077239771</text:p>
          </table:table-cell>
          <table:table-cell table:formula="of:=[.B23]+(RAND()/1000)" office:value-type="float" office:value="36.2272000612865">
            <text:p>36.2272000612865</text:p>
          </table:table-cell>
          <table:table-cell table:formula="of:=[.C23]+(RAND()/100000)" office:value-type="float" office:value="195.000103747596">
            <text:p>195.0001037475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formula="of:=[.A24]+(RAND()/1000)" office:value-type="float" office:value="50.0361613804864">
            <text:p>50.0361613804864</text:p>
          </table:table-cell>
          <table:table-cell table:formula="of:=[.B24]+(RAND()/1000)" office:value-type="float" office:value="36.2281048328534">
            <text:p>36.2281048328534</text:p>
          </table:table-cell>
          <table:table-cell table:formula="of:=[.C24]+(RAND()/100000)" office:value-type="float" office:value="195.000110833393">
            <text:p>195.000110833393</text:p>
          </table:table-cell>
          <table:table-cell table:formula="of:=[.D24]+1" office:value-type="float" office:value="67">
            <text:p>67</text:p>
          </table:table-cell>
        </table:table-row>
        <table:table-row table:style-name="ro1">
          <table:table-cell table:formula="of:=[.A25]+(RAND()/1000)" office:value-type="float" office:value="50.0367458403435">
            <text:p>50.0367458403435</text:p>
          </table:table-cell>
          <table:table-cell table:formula="of:=[.B25]+(RAND()/1000)" office:value-type="float" office:value="36.2287531095205">
            <text:p>36.2287531095205</text:p>
          </table:table-cell>
          <table:table-cell table:formula="of:=[.C25]+(RAND()/100000)" office:value-type="float" office:value="195.00011743897">
            <text:p>195.000117438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table:formula="of:=[.A26]+(RAND()/1000)" office:value-type="float" office:value="50.0374409800901">
            <text:p>50.0374409800901</text:p>
          </table:table-cell>
          <table:table-cell table:formula="of:=[.B26]+(RAND()/1000)" office:value-type="float" office:value="36.2293942109823">
            <text:p>36.2293942109823</text:p>
          </table:table-cell>
          <table:table-cell table:formula="of:=[.C26]+(RAND()/100000)" office:value-type="float" office:value="195.000126809112">
            <text:p>195.000126809112</text:p>
          </table:table-cell>
          <table:table-cell table:formula="of:=[.D26]+1" office:value-type="float" office:value="68">
            <text:p>68</text:p>
          </table:table-cell>
        </table:table-row>
        <table:table-row table:style-name="ro1">
          <table:table-cell table:formula="of:=[.A27]+(RAND()/1000)" office:value-type="float" office:value="50.0377766861304">
            <text:p>50.0377766861304</text:p>
          </table:table-cell>
          <table:table-cell table:formula="of:=[.B27]+(RAND()/1000)" office:value-type="float" office:value="36.2296067011144">
            <text:p>36.2296067011144</text:p>
          </table:table-cell>
          <table:table-cell table:formula="of:=[.C27]+(RAND()/100000)" office:value-type="float" office:value="195.000133561113">
            <text:p>195.00013356111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formula="of:=[.A28]+(RAND()/1000)" office:value-type="float" office:value="50.038048672647">
            <text:p>50.038048672647</text:p>
          </table:table-cell>
          <table:table-cell table:formula="of:=[.B28]+(RAND()/1000)" office:value-type="float" office:value="36.2301883652492">
            <text:p>36.2301883652492</text:p>
          </table:table-cell>
          <table:table-cell table:formula="of:=[.C28]+(RAND()/100000)" office:value-type="float" office:value="195.000135710882">
            <text:p>195.000135710882</text:p>
          </table:table-cell>
          <table:table-cell table:formula="of:=[.D28]+1" office:value-type="float" office:value="69">
            <text:p>69</text:p>
          </table:table-cell>
        </table:table-row>
        <table:table-row table:style-name="ro1">
          <table:table-cell table:formula="of:=[.A29]+(RAND()/1000)" office:value-type="float" office:value="50.0389177965008">
            <text:p>50.0389177965008</text:p>
          </table:table-cell>
          <table:table-cell table:formula="of:=[.B29]+(RAND()/1000)" office:value-type="float" office:value="36.230389457131">
            <text:p>36.230389457131</text:p>
          </table:table-cell>
          <table:table-cell table:formula="of:=[.C29]+(RAND()/100000)" office:value-type="float" office:value="195.000139524032">
            <text:p>195.00013952403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formula="of:=[.A30]+(RAND()/1000)" office:value-type="float" office:value="50.0398105826739">
            <text:p>50.0398105826739</text:p>
          </table:table-cell>
          <table:table-cell table:formula="of:=[.B30]+(RAND()/1000)" office:value-type="float" office:value="36.2312452714049">
            <text:p>36.2312452714049</text:p>
          </table:table-cell>
          <table:table-cell table:formula="of:=[.C30]+(RAND()/100000)" office:value-type="float" office:value="195.00014563708">
            <text:p>195.00014563708</text:p>
          </table:table-cell>
          <table:table-cell table:formula="of:=[.D30]+1" office:value-type="float" office:value="70">
            <text:p>70</text:p>
          </table:table-cell>
        </table:table-row>
        <table:table-row table:style-name="ro1">
          <table:table-cell table:formula="of:=[.A31]+(RAND()/1000)" office:value-type="float" office:value="50.0400093286543">
            <text:p>50.0400093286543</text:p>
          </table:table-cell>
          <table:table-cell table:formula="of:=[.B31]+(RAND()/1000)" office:value-type="float" office:value="36.2320139795162">
            <text:p>36.2320139795162</text:p>
          </table:table-cell>
          <table:table-cell table:formula="of:=[.C31]+(RAND()/100000)" office:value-type="float" office:value="195.000152378757">
            <text:p>195.0001523787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formula="of:=[.A32]+(RAND()/1000)" office:value-type="float" office:value="50.0409637297758">
            <text:p>50.0409637297758</text:p>
          </table:table-cell>
          <table:table-cell table:formula="of:=[.B32]+(RAND()/1000)" office:value-type="float" office:value="36.2323595216751">
            <text:p>36.2323595216751</text:p>
          </table:table-cell>
          <table:table-cell table:formula="of:=[.C32]+(RAND()/100000)" office:value-type="float" office:value="195.000157117682">
            <text:p>195.000157117682</text:p>
          </table:table-cell>
          <table:table-cell table:formula="of:=[.D32]+1" office:value-type="float" office:value="71">
            <text:p>71</text:p>
          </table:table-cell>
        </table:table-row>
        <table:table-row table:style-name="ro1">
          <table:table-cell table:formula="of:=[.A33]+(RAND()/1000)" office:value-type="float" office:value="50.041019825728">
            <text:p>50.041019825728</text:p>
          </table:table-cell>
          <table:table-cell table:formula="of:=[.B33]+(RAND()/1000)" office:value-type="float" office:value="36.2325537998371">
            <text:p>36.2325537998371</text:p>
          </table:table-cell>
          <table:table-cell table:formula="of:=[.C33]+(RAND()/100000)" office:value-type="float" office:value="195.00015900279">
            <text:p>195.0001590027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formula="of:=[.A34]+(RAND()/1000)" office:value-type="float" office:value="50.0410592966614">
            <text:p>50.0410592966614</text:p>
          </table:table-cell>
          <table:table-cell table:formula="of:=[.B34]+(RAND()/1000)" office:value-type="float" office:value="36.2328452579656">
            <text:p>36.2328452579656</text:p>
          </table:table-cell>
          <table:table-cell table:formula="of:=[.C34]+(RAND()/100000)" office:value-type="float" office:value="195.000162461277">
            <text:p>195.000162461277</text:p>
          </table:table-cell>
          <table:table-cell table:formula="of:=[.D34]+1" office:value-type="float" office:value="72">
            <text:p>72</text:p>
          </table:table-cell>
        </table:table-row>
        <table:table-row table:style-name="ro1">
          <table:table-cell table:formula="of:=[.A35]+(RAND()/1000)" office:value-type="float" office:value="50.0416135668334">
            <text:p>50.0416135668334</text:p>
          </table:table-cell>
          <table:table-cell table:formula="of:=[.B35]+(RAND()/1000)" office:value-type="float" office:value="36.2336072369183">
            <text:p>36.2336072369183</text:p>
          </table:table-cell>
          <table:table-cell table:formula="of:=[.C35]+(RAND()/100000)" office:value-type="float" office:value="195.000163942619">
            <text:p>195.00016394261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formula="of:=[.A36]+(RAND()/1000)" office:value-type="float" office:value="50.0421771045051">
            <text:p>50.0421771045051</text:p>
          </table:table-cell>
          <table:table-cell table:formula="of:=[.B36]+(RAND()/1000)" office:value-type="float" office:value="36.2340091028225">
            <text:p>36.2340091028225</text:p>
          </table:table-cell>
          <table:table-cell table:formula="of:=[.C36]+(RAND()/100000)" office:value-type="float" office:value="195.000173610707">
            <text:p>195.000173610707</text:p>
          </table:table-cell>
          <table:table-cell table:formula="of:=[.D36]+1" office:value-type="float" office:value="73">
            <text:p>73</text:p>
          </table:table-cell>
        </table:table-row>
        <table:table-row table:style-name="ro1">
          <table:table-cell table:formula="of:=[.A37]+(RAND()/1000)" office:value-type="float" office:value="50.0425771972712">
            <text:p>50.0425771972712</text:p>
          </table:table-cell>
          <table:table-cell table:formula="of:=[.B37]+(RAND()/1000)" office:value-type="float" office:value="36.2347160971409">
            <text:p>36.2347160971409</text:p>
          </table:table-cell>
          <table:table-cell table:formula="of:=[.C37]+(RAND()/100000)" office:value-type="float" office:value="195.000182344145">
            <text:p>195.00018234414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formula="of:=[.A38]+(RAND()/1000)" office:value-type="float" office:value="50.0435104842124">
            <text:p>50.0435104842124</text:p>
          </table:table-cell>
          <table:table-cell table:formula="of:=[.B38]+(RAND()/1000)" office:value-type="float" office:value="36.2350932588682">
            <text:p>36.2350932588682</text:p>
          </table:table-cell>
          <table:table-cell table:formula="of:=[.C38]+(RAND()/100000)" office:value-type="float" office:value="195.000188254985">
            <text:p>195.000188254985</text:p>
          </table:table-cell>
          <table:table-cell table:formula="of:=[.D38]+1" office:value-type="float" office:value="74">
            <text:p>74</text:p>
          </table:table-cell>
        </table:table-row>
        <table:table-row table:style-name="ro1">
          <table:table-cell table:formula="of:=[.A39]+(RAND()/1000)" office:value-type="float" office:value="50.0440400315978">
            <text:p>50.0440400315978</text:p>
          </table:table-cell>
          <table:table-cell table:formula="of:=[.B39]+(RAND()/1000)" office:value-type="float" office:value="36.2356571136357">
            <text:p>36.2356571136357</text:p>
          </table:table-cell>
          <table:table-cell table:formula="of:=[.C39]+(RAND()/100000)" office:value-type="float" office:value="195.000189161474">
            <text:p>195.00018916147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formula="of:=[.A40]+(RAND()/1000)" office:value-type="float" office:value="50.044306643965">
            <text:p>50.044306643965</text:p>
          </table:table-cell>
          <table:table-cell table:formula="of:=[.B40]+(RAND()/1000)" office:value-type="float" office:value="36.2358357400966">
            <text:p>36.2358357400966</text:p>
          </table:table-cell>
          <table:table-cell table:formula="of:=[.C40]+(RAND()/100000)" office:value-type="float" office:value="195.000195112646">
            <text:p>195.000195112646</text:p>
          </table:table-cell>
          <table:table-cell table:formula="of:=[.D40]+1" office:value-type="float" office:value="75">
            <text:p>75</text:p>
          </table:table-cell>
        </table:table-row>
        <table:table-row table:style-name="ro1">
          <table:table-cell table:formula="of:=[.A41]+(RAND()/1000)" office:value-type="float" office:value="50.0445924241932">
            <text:p>50.0445924241932</text:p>
          </table:table-cell>
          <table:table-cell table:formula="of:=[.B41]+(RAND()/1000)" office:value-type="float" office:value="36.2358675555319">
            <text:p>36.2358675555319</text:p>
          </table:table-cell>
          <table:table-cell table:formula="of:=[.C41]+(RAND()/100000)" office:value-type="float" office:value="195.000198367564">
            <text:p>195.00019836756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formula="of:=[.A42]+(RAND()/1000)" office:value-type="float" office:value="50.04524934979">
            <text:p>50.04524934979</text:p>
          </table:table-cell>
          <table:table-cell table:formula="of:=[.B42]+(RAND()/1000)" office:value-type="float" office:value="36.2361476693351">
            <text:p>36.2361476693351</text:p>
          </table:table-cell>
          <table:table-cell table:formula="of:=[.C42]+(RAND()/100000)" office:value-type="float" office:value="195.000208132244">
            <text:p>195.000208132244</text:p>
          </table:table-cell>
          <table:table-cell table:formula="of:=[.D42]+1" office:value-type="float" office:value="76">
            <text:p>76</text:p>
          </table:table-cell>
        </table:table-row>
        <table:table-row table:style-name="ro1">
          <table:table-cell table:formula="of:=[.A43]+(RAND()/1000)" office:value-type="float" office:value="50.0455816083721">
            <text:p>50.0455816083721</text:p>
          </table:table-cell>
          <table:table-cell table:formula="of:=[.B43]+(RAND()/1000)" office:value-type="float" office:value="36.2363614656103">
            <text:p>36.2363614656103</text:p>
          </table:table-cell>
          <table:table-cell table:formula="of:=[.C43]+(RAND()/100000)" office:value-type="float" office:value="195.000215319809">
            <text:p>195.00021531980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formula="of:=[.A44]+(RAND()/1000)" office:value-type="float" office:value="50.0460495583274">
            <text:p>50.0460495583274</text:p>
          </table:table-cell>
          <table:table-cell table:formula="of:=[.B44]+(RAND()/1000)" office:value-type="float" office:value="36.2364480275197">
            <text:p>36.2364480275197</text:p>
          </table:table-cell>
          <table:table-cell table:formula="of:=[.C44]+(RAND()/100000)" office:value-type="float" office:value="195.00022298875">
            <text:p>195.00022298875</text:p>
          </table:table-cell>
          <table:table-cell table:formula="of:=[.D44]+1" office:value-type="float" office:value="77">
            <text:p>77</text:p>
          </table:table-cell>
        </table:table-row>
        <table:table-row table:style-name="ro1">
          <table:table-cell table:formula="of:=[.A45]+(RAND()/1000)" office:value-type="float" office:value="50.0463104929997">
            <text:p>50.0463104929997</text:p>
          </table:table-cell>
          <table:table-cell table:formula="of:=[.B45]+(RAND()/1000)" office:value-type="float" office:value="36.2373776872998">
            <text:p>36.2373776872998</text:p>
          </table:table-cell>
          <table:table-cell table:formula="of:=[.C45]+(RAND()/100000)" office:value-type="float" office:value="195.000225383237">
            <text:p>195.00022538323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formula="of:=[.A46]+(RAND()/1000)" office:value-type="float" office:value="50.0470962436565">
            <text:p>50.0470962436565</text:p>
          </table:table-cell>
          <table:table-cell table:formula="of:=[.B46]+(RAND()/1000)" office:value-type="float" office:value="36.2381562007747">
            <text:p>36.2381562007747</text:p>
          </table:table-cell>
          <table:table-cell table:formula="of:=[.C46]+(RAND()/100000)" office:value-type="float" office:value="195.000229445743">
            <text:p>195.000229445743</text:p>
          </table:table-cell>
          <table:table-cell table:formula="of:=[.D46]+1" office:value-type="float" office:value="78">
            <text:p>78</text:p>
          </table:table-cell>
        </table:table-row>
        <table:table-row table:style-name="ro1">
          <table:table-cell table:formula="of:=[.A47]+(RAND()/1000)" office:value-type="float" office:value="50.0477530881351">
            <text:p>50.0477530881351</text:p>
          </table:table-cell>
          <table:table-cell table:formula="of:=[.B47]+(RAND()/1000)" office:value-type="float" office:value="36.238564121526">
            <text:p>36.238564121526</text:p>
          </table:table-cell>
          <table:table-cell table:formula="of:=[.C47]+(RAND()/100000)" office:value-type="float" office:value="195.00023331497">
            <text:p>195.0002333149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formula="of:=[.A48]+(RAND()/1000)" office:value-type="float" office:value="50.0484800583597">
            <text:p>50.0484800583597</text:p>
          </table:table-cell>
          <table:table-cell table:formula="of:=[.B48]+(RAND()/1000)" office:value-type="float" office:value="36.2394291075112">
            <text:p>36.2394291075112</text:p>
          </table:table-cell>
          <table:table-cell table:formula="of:=[.C48]+(RAND()/100000)" office:value-type="float" office:value="195.00023865742">
            <text:p>195.00023865742</text:p>
          </table:table-cell>
          <table:table-cell table:formula="of:=[.D48]+1" office:value-type="float" office:value="79">
            <text:p>79</text:p>
          </table:table-cell>
        </table:table-row>
        <table:table-row table:style-name="ro1">
          <table:table-cell table:formula="of:=[.A49]+(RAND()/1000)" office:value-type="float" office:value="50.0486063965553">
            <text:p>50.0486063965553</text:p>
          </table:table-cell>
          <table:table-cell table:formula="of:=[.B49]+(RAND()/1000)" office:value-type="float" office:value="36.2394292637824">
            <text:p>36.2394292637824</text:p>
          </table:table-cell>
          <table:table-cell table:formula="of:=[.C49]+(RAND()/100000)" office:value-type="float" office:value="195.000242396004">
            <text:p>195.00024239600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formula="of:=[.A50]+(RAND()/1000)" office:value-type="float" office:value="50.0486579027114">
            <text:p>50.0486579027114</text:p>
          </table:table-cell>
          <table:table-cell table:formula="of:=[.B50]+(RAND()/1000)" office:value-type="float" office:value="36.2394908019577">
            <text:p>36.2394908019577</text:p>
          </table:table-cell>
          <table:table-cell table:formula="of:=[.C50]+(RAND()/100000)" office:value-type="float" office:value="195.000244603481">
            <text:p>195.000244603481</text:p>
          </table:table-cell>
          <table:table-cell table:formula="of:=[.D50]+1" office:value-type="float" office:value="80">
            <text:p>80</text:p>
          </table:table-cell>
        </table:table-row>
        <table:table-row table:style-name="ro1">
          <table:table-cell table:formula="of:=[.A51]+(RAND()/1000)" office:value-type="float" office:value="50.0491127494414">
            <text:p>50.0491127494414</text:p>
          </table:table-cell>
          <table:table-cell table:formula="of:=[.B51]+(RAND()/1000)" office:value-type="float" office:value="36.2397590641032">
            <text:p>36.2397590641032</text:p>
          </table:table-cell>
          <table:table-cell table:formula="of:=[.C51]+(RAND()/100000)" office:value-type="float" office:value="195.000253759513">
            <text:p>195.00025375951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formula="of:=[.A52]+(RAND()/1000)" office:value-type="float" office:value="50.0492933866552">
            <text:p>50.0492933866552</text:p>
          </table:table-cell>
          <table:table-cell table:formula="of:=[.B52]+(RAND()/1000)" office:value-type="float" office:value="36.2402417978437">
            <text:p>36.2402417978437</text:p>
          </table:table-cell>
          <table:table-cell table:formula="of:=[.C52]+(RAND()/100000)" office:value-type="float" office:value="195.000256470773">
            <text:p>195.000256470773</text:p>
          </table:table-cell>
          <table:table-cell table:formula="of:=[.D52]+1" office:value-type="float" office:value="81">
            <text:p>81</text:p>
          </table:table-cell>
        </table:table-row>
        <table:table-row table:style-name="ro1">
          <table:table-cell table:formula="of:=[.A53]+(RAND()/1000)" office:value-type="float" office:value="50.0495973000026">
            <text:p>50.0495973000026</text:p>
          </table:table-cell>
          <table:table-cell table:formula="of:=[.B53]+(RAND()/1000)" office:value-type="float" office:value="36.2407427040997">
            <text:p>36.2407427040997</text:p>
          </table:table-cell>
          <table:table-cell table:formula="of:=[.C53]+(RAND()/100000)" office:value-type="float" office:value="195.000264801634">
            <text:p>195.00026480163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formula="of:=[.A54]+(RAND()/1000)" office:value-type="float" office:value="50.0502377658322">
            <text:p>50.0502377658322</text:p>
          </table:table-cell>
          <table:table-cell table:formula="of:=[.B54]+(RAND()/1000)" office:value-type="float" office:value="36.2410710868842">
            <text:p>36.2410710868842</text:p>
          </table:table-cell>
          <table:table-cell table:formula="of:=[.C54]+(RAND()/100000)" office:value-type="float" office:value="195.000271850454">
            <text:p>195.000271850454</text:p>
          </table:table-cell>
          <table:table-cell table:formula="of:=[.D54]+1" office:value-type="float" office:value="82">
            <text:p>82</text:p>
          </table:table-cell>
        </table:table-row>
        <table:table-row table:style-name="ro1">
          <table:table-cell table:formula="of:=[.A55]+(RAND()/1000)" office:value-type="float" office:value="50.0511557163012">
            <text:p>50.0511557163012</text:p>
          </table:table-cell>
          <table:table-cell table:formula="of:=[.B55]+(RAND()/1000)" office:value-type="float" office:value="36.2417633683185">
            <text:p>36.2417633683185</text:p>
          </table:table-cell>
          <table:table-cell table:formula="of:=[.C55]+(RAND()/100000)" office:value-type="float" office:value="195.00027218425">
            <text:p>195.0002721842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formula="of:=[.A56]+(RAND()/1000)" office:value-type="float" office:value="50.0514681896417">
            <text:p>50.0514681896417</text:p>
          </table:table-cell>
          <table:table-cell table:formula="of:=[.B56]+(RAND()/1000)" office:value-type="float" office:value="36.2418299808509">
            <text:p>36.2418299808509</text:p>
          </table:table-cell>
          <table:table-cell table:formula="of:=[.C56]+(RAND()/100000)" office:value-type="float" office:value="195.000276640058">
            <text:p>195.000276640058</text:p>
          </table:table-cell>
          <table:table-cell table:formula="of:=[.D56]+1" office:value-type="float" office:value="83">
            <text:p>83</text:p>
          </table:table-cell>
        </table:table-row>
        <table:table-row table:style-name="ro1">
          <table:table-cell table:formula="of:=[.A57]+(RAND()/1000)" office:value-type="float" office:value="50.0522942055346">
            <text:p>50.0522942055346</text:p>
          </table:table-cell>
          <table:table-cell table:formula="of:=[.B57]+(RAND()/1000)" office:value-type="float" office:value="36.2422699904309">
            <text:p>36.2422699904309</text:p>
          </table:table-cell>
          <table:table-cell table:formula="of:=[.C57]+(RAND()/100000)" office:value-type="float" office:value="195.00028219705">
            <text:p>195.0002821970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formula="of:=[.A58]+(RAND()/1000)" office:value-type="float" office:value="50.0527371254017">
            <text:p>50.0527371254017</text:p>
          </table:table-cell>
          <table:table-cell table:formula="of:=[.B58]+(RAND()/1000)" office:value-type="float" office:value="36.242626666289">
            <text:p>36.242626666289</text:p>
          </table:table-cell>
          <table:table-cell table:formula="of:=[.C58]+(RAND()/100000)" office:value-type="float" office:value="195.000282836003">
            <text:p>195.000282836003</text:p>
          </table:table-cell>
          <table:table-cell table:formula="of:=[.D58]+1" office:value-type="float" office:value="84">
            <text:p>84</text:p>
          </table:table-cell>
        </table:table-row>
        <table:table-row table:style-name="ro1">
          <table:table-cell table:formula="of:=[.A59]+(RAND()/1000)" office:value-type="float" office:value="50.0528103659375">
            <text:p>50.0528103659375</text:p>
          </table:table-cell>
          <table:table-cell table:formula="of:=[.B59]+(RAND()/1000)" office:value-type="float" office:value="36.2434396223121">
            <text:p>36.2434396223121</text:p>
          </table:table-cell>
          <table:table-cell table:formula="of:=[.C59]+(RAND()/100000)" office:value-type="float" office:value="195.000288244095">
            <text:p>195.00028824409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formula="of:=[.A60]+(RAND()/1000)" office:value-type="float" office:value="50.0537250886698">
            <text:p>50.0537250886698</text:p>
          </table:table-cell>
          <table:table-cell table:formula="of:=[.B60]+(RAND()/1000)" office:value-type="float" office:value="36.244295172035">
            <text:p>36.244295172035</text:p>
          </table:table-cell>
          <table:table-cell table:formula="of:=[.C60]+(RAND()/100000)" office:value-type="float" office:value="195.00029731832">
            <text:p>195.00029731832</text:p>
          </table:table-cell>
          <table:table-cell table:formula="of:=[.D60]+1" office:value-type="float" office:value="85">
            <text:p>85</text:p>
          </table:table-cell>
        </table:table-row>
        <table:table-row table:style-name="ro1">
          <table:table-cell table:formula="of:=[.A61]+(RAND()/1000)" office:value-type="float" office:value="50.0545617788907">
            <text:p>50.0545617788907</text:p>
          </table:table-cell>
          <table:table-cell table:formula="of:=[.B61]+(RAND()/1000)" office:value-type="float" office:value="36.2449567081465">
            <text:p>36.2449567081465</text:p>
          </table:table-cell>
          <table:table-cell table:formula="of:=[.C61]+(RAND()/100000)" office:value-type="float" office:value="195.000301546259">
            <text:p>195.00030154625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formula="of:=[.A62]+(RAND()/1000)" office:value-type="float" office:value="50.0547210539377">
            <text:p>50.0547210539377</text:p>
          </table:table-cell>
          <table:table-cell table:formula="of:=[.B62]+(RAND()/1000)" office:value-type="float" office:value="36.2454339581292">
            <text:p>36.2454339581292</text:p>
          </table:table-cell>
          <table:table-cell table:formula="of:=[.C62]+(RAND()/100000)" office:value-type="float" office:value="195.00030482945">
            <text:p>195.00030482945</text:p>
          </table:table-cell>
          <table:table-cell table:formula="of:=[.D62]+1" office:value-type="float" office:value="86">
            <text:p>86</text:p>
          </table:table-cell>
        </table:table-row>
        <table:table-row table:style-name="ro1">
          <table:table-cell table:formula="of:=[.A63]+(RAND()/1000)" office:value-type="float" office:value="50.0551211848872">
            <text:p>50.0551211848872</text:p>
          </table:table-cell>
          <table:table-cell table:formula="of:=[.B63]+(RAND()/1000)" office:value-type="float" office:value="36.2460175213355">
            <text:p>36.2460175213355</text:p>
          </table:table-cell>
          <table:table-cell table:formula="of:=[.C63]+(RAND()/100000)" office:value-type="float" office:value="195.000308087034">
            <text:p>195.00030808703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formula="of:=[.A64]+(RAND()/1000)" office:value-type="float" office:value="50.0556137431672">
            <text:p>50.0556137431672</text:p>
          </table:table-cell>
          <table:table-cell table:formula="of:=[.B64]+(RAND()/1000)" office:value-type="float" office:value="36.2468099335932">
            <text:p>36.2468099335932</text:p>
          </table:table-cell>
          <table:table-cell table:formula="of:=[.C64]+(RAND()/100000)" office:value-type="float" office:value="195.000310304054">
            <text:p>195.000310304054</text:p>
          </table:table-cell>
          <table:table-cell table:formula="of:=[.D64]+1" office:value-type="float" office:value="87">
            <text:p>87</text:p>
          </table:table-cell>
        </table:table-row>
        <table:table-row table:style-name="ro1">
          <table:table-cell table:formula="of:=[.A65]+(RAND()/1000)" office:value-type="float" office:value="50.0562531213344">
            <text:p>50.0562531213344</text:p>
          </table:table-cell>
          <table:table-cell table:formula="of:=[.B65]+(RAND()/1000)" office:value-type="float" office:value="36.2473943974029">
            <text:p>36.2473943974029</text:p>
          </table:table-cell>
          <table:table-cell table:formula="of:=[.C65]+(RAND()/100000)" office:value-type="float" office:value="195.000315029102">
            <text:p>195.00031502910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formula="of:=[.A66]+(RAND()/1000)" office:value-type="float" office:value="50.0568741045648">
            <text:p>50.0568741045648</text:p>
          </table:table-cell>
          <table:table-cell table:formula="of:=[.B66]+(RAND()/1000)" office:value-type="float" office:value="36.2477792146283">
            <text:p>36.2477792146283</text:p>
          </table:table-cell>
          <table:table-cell table:formula="of:=[.C66]+(RAND()/100000)" office:value-type="float" office:value="195.000320599604">
            <text:p>195.000320599604</text:p>
          </table:table-cell>
          <table:table-cell table:formula="of:=[.D66]+1" office:value-type="float" office:value="88">
            <text:p>88</text:p>
          </table:table-cell>
        </table:table-row>
        <table:table-row table:style-name="ro1">
          <table:table-cell table:formula="of:=[.A67]+(RAND()/1000)" office:value-type="float" office:value="50.0571669855586">
            <text:p>50.0571669855586</text:p>
          </table:table-cell>
          <table:table-cell table:formula="of:=[.B67]+(RAND()/1000)" office:value-type="float" office:value="36.2483328442939">
            <text:p>36.2483328442939</text:p>
          </table:table-cell>
          <table:table-cell table:formula="of:=[.C67]+(RAND()/100000)" office:value-type="float" office:value="195.000324667711">
            <text:p>195.00032466771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formula="of:=[.A68]+(RAND()/1000)" office:value-type="float" office:value="50.0581340342917">
            <text:p>50.0581340342917</text:p>
          </table:table-cell>
          <table:table-cell table:formula="of:=[.B68]+(RAND()/1000)" office:value-type="float" office:value="36.2484977786837">
            <text:p>36.2484977786837</text:p>
          </table:table-cell>
          <table:table-cell table:formula="of:=[.C68]+(RAND()/100000)" office:value-type="float" office:value="195.000332548967">
            <text:p>195.000332548967</text:p>
          </table:table-cell>
          <table:table-cell table:formula="of:=[.D68]+1" office:value-type="float" office:value="89">
            <text:p>89</text:p>
          </table:table-cell>
        </table:table-row>
        <table:table-row table:style-name="ro1">
          <table:table-cell table:formula="of:=[.A69]+(RAND()/1000)" office:value-type="float" office:value="50.0583160599655">
            <text:p>50.0583160599655</text:p>
          </table:table-cell>
          <table:table-cell table:formula="of:=[.B69]+(RAND()/1000)" office:value-type="float" office:value="36.2493379131758">
            <text:p>36.2493379131758</text:p>
          </table:table-cell>
          <table:table-cell table:formula="of:=[.C69]+(RAND()/100000)" office:value-type="float" office:value="195.000339800365">
            <text:p>195.00033980036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formula="of:=[.A70]+(RAND()/1000)" office:value-type="float" office:value="50.059158643348">
            <text:p>50.059158643348</text:p>
          </table:table-cell>
          <table:table-cell table:formula="of:=[.B70]+(RAND()/1000)" office:value-type="float" office:value="36.2498866273954">
            <text:p>36.2498866273954</text:p>
          </table:table-cell>
          <table:table-cell table:formula="of:=[.C70]+(RAND()/100000)" office:value-type="float" office:value="195.000343470726">
            <text:p>195.000343470726</text:p>
          </table:table-cell>
          <table:table-cell table:formula="of:=[.D70]+1" office:value-type="float" office:value="90">
            <text:p>90</text:p>
          </table:table-cell>
        </table:table-row>
        <table:table-row table:style-name="ro1">
          <table:table-cell table:formula="of:=[.A71]+(RAND()/1000)" office:value-type="float" office:value="50.0594948705149">
            <text:p>50.0594948705149</text:p>
          </table:table-cell>
          <table:table-cell table:formula="of:=[.B71]+(RAND()/1000)" office:value-type="float" office:value="36.2504150473599">
            <text:p>36.2504150473599</text:p>
          </table:table-cell>
          <table:table-cell table:formula="of:=[.C71]+(RAND()/100000)" office:value-type="float" office:value="195.00035271608">
            <text:p>195.0003527160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formula="of:=[.A72]+(RAND()/1000)" office:value-type="float" office:value="50.0595454891211">
            <text:p>50.0595454891211</text:p>
          </table:table-cell>
          <table:table-cell table:formula="of:=[.B72]+(RAND()/1000)" office:value-type="float" office:value="36.2512970314643">
            <text:p>36.2512970314643</text:p>
          </table:table-cell>
          <table:table-cell table:formula="of:=[.C72]+(RAND()/100000)" office:value-type="float" office:value="195.000352878879">
            <text:p>195.000352878879</text:p>
          </table:table-cell>
          <table:table-cell table:formula="of:=[.D72]+1" office:value-type="float" office:value="91">
            <text:p>91</text:p>
          </table:table-cell>
        </table:table-row>
        <table:table-row table:style-name="ro1">
          <table:table-cell table:formula="of:=[.A73]+(RAND()/1000)" office:value-type="float" office:value="50.0596974218751">
            <text:p>50.0596974218751</text:p>
          </table:table-cell>
          <table:table-cell table:formula="of:=[.B73]+(RAND()/1000)" office:value-type="float" office:value="36.2519388302613">
            <text:p>36.2519388302613</text:p>
          </table:table-cell>
          <table:table-cell table:formula="of:=[.C73]+(RAND()/100000)" office:value-type="float" office:value="195.00035635361">
            <text:p>195.0003563536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formula="of:=[.A74]+(RAND()/1000)" office:value-type="float" office:value="50.059717562815">
            <text:p>50.059717562815</text:p>
          </table:table-cell>
          <table:table-cell table:formula="of:=[.B74]+(RAND()/1000)" office:value-type="float" office:value="36.2520592002647">
            <text:p>36.2520592002647</text:p>
          </table:table-cell>
          <table:table-cell table:formula="of:=[.C74]+(RAND()/100000)" office:value-type="float" office:value="195.000362904952">
            <text:p>195.000362904952</text:p>
          </table:table-cell>
          <table:table-cell table:formula="of:=[.D74]+1" office:value-type="float" office:value="92">
            <text:p>92</text:p>
          </table:table-cell>
        </table:table-row>
        <table:table-row table:style-name="ro1">
          <table:table-cell table:formula="of:=[.A75]+(RAND()/1000)" office:value-type="float" office:value="50.0599314037685">
            <text:p>50.0599314037685</text:p>
          </table:table-cell>
          <table:table-cell table:formula="of:=[.B75]+(RAND()/1000)" office:value-type="float" office:value="36.2522532587165">
            <text:p>36.2522532587165</text:p>
          </table:table-cell>
          <table:table-cell table:formula="of:=[.C75]+(RAND()/100000)" office:value-type="float" office:value="195.000363439396">
            <text:p>195.00036343939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formula="of:=[.A76]+(RAND()/1000)" office:value-type="float" office:value="50.0609300286722">
            <text:p>50.0609300286722</text:p>
          </table:table-cell>
          <table:table-cell table:formula="of:=[.B76]+(RAND()/1000)" office:value-type="float" office:value="36.2523943494924">
            <text:p>36.2523943494924</text:p>
          </table:table-cell>
          <table:table-cell table:formula="of:=[.C76]+(RAND()/100000)" office:value-type="float" office:value="195.000367625028">
            <text:p>195.000367625028</text:p>
          </table:table-cell>
          <table:table-cell table:formula="of:=[.D76]+1" office:value-type="float" office:value="93">
            <text:p>93</text:p>
          </table:table-cell>
        </table:table-row>
        <table:table-row table:style-name="ro1">
          <table:table-cell table:formula="of:=[.A77]+(RAND()/1000)" office:value-type="float" office:value="50.0618615717001">
            <text:p>50.0618615717001</text:p>
          </table:table-cell>
          <table:table-cell table:formula="of:=[.B77]+(RAND()/1000)" office:value-type="float" office:value="36.252828321262">
            <text:p>36.252828321262</text:p>
          </table:table-cell>
          <table:table-cell table:formula="of:=[.C77]+(RAND()/100000)" office:value-type="float" office:value="195.000377346957">
            <text:p>195.00037734695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formula="of:=[.A78]+(RAND()/1000)" office:value-type="float" office:value="50.0621999253745">
            <text:p>50.0621999253745</text:p>
          </table:table-cell>
          <table:table-cell table:formula="of:=[.B78]+(RAND()/1000)" office:value-type="float" office:value="36.2532293417652">
            <text:p>36.2532293417652</text:p>
          </table:table-cell>
          <table:table-cell table:formula="of:=[.C78]+(RAND()/100000)" office:value-type="float" office:value="195.000378718229">
            <text:p>195.000378718229</text:p>
          </table:table-cell>
          <table:table-cell table:formula="of:=[.D78]+1" office:value-type="float" office:value="94">
            <text:p>94</text:p>
          </table:table-cell>
        </table:table-row>
        <table:table-row table:style-name="ro1">
          <table:table-cell table:formula="of:=[.A79]+(RAND()/1000)" office:value-type="float" office:value="50.0623264047018">
            <text:p>50.0623264047018</text:p>
          </table:table-cell>
          <table:table-cell table:formula="of:=[.B79]+(RAND()/1000)" office:value-type="float" office:value="36.2538123879421">
            <text:p>36.2538123879421</text:p>
          </table:table-cell>
          <table:table-cell table:formula="of:=[.C79]+(RAND()/100000)" office:value-type="float" office:value="195.000388490847">
            <text:p>195.00038849084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formula="of:=[.A80]+(RAND()/1000)" office:value-type="float" office:value="50.0631780238383">
            <text:p>50.0631780238383</text:p>
          </table:table-cell>
          <table:table-cell table:formula="of:=[.B80]+(RAND()/1000)" office:value-type="float" office:value="36.2542380175015">
            <text:p>36.2542380175015</text:p>
          </table:table-cell>
          <table:table-cell table:formula="of:=[.C80]+(RAND()/100000)" office:value-type="float" office:value="195.000393750606">
            <text:p>195.000393750606</text:p>
          </table:table-cell>
          <table:table-cell table:formula="of:=[.D80]+1" office:value-type="float" office:value="95">
            <text:p>95</text:p>
          </table:table-cell>
        </table:table-row>
        <table:table-row table:style-name="ro1">
          <table:table-cell table:formula="of:=[.A81]+(RAND()/1000)" office:value-type="float" office:value="50.0633966790147">
            <text:p>50.0633966790147</text:p>
          </table:table-cell>
          <table:table-cell table:formula="of:=[.B81]+(RAND()/1000)" office:value-type="float" office:value="36.2549998742279">
            <text:p>36.2549998742279</text:p>
          </table:table-cell>
          <table:table-cell table:formula="of:=[.C81]+(RAND()/100000)" office:value-type="float" office:value="195.000394294566">
            <text:p>195.000394294566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formula="of:=[.A82]+(RAND()/1000)" office:value-type="float" office:value="50.0635398696352">
            <text:p>50.0635398696352</text:p>
          </table:table-cell>
          <table:table-cell table:formula="of:=[.B82]+(RAND()/1000)" office:value-type="float" office:value="36.2558123495604">
            <text:p>36.2558123495604</text:p>
          </table:table-cell>
          <table:table-cell table:formula="of:=[.C82]+(RAND()/100000)" office:value-type="float" office:value="195.000403658366">
            <text:p>195.000403658366</text:p>
          </table:table-cell>
          <table:table-cell table:formula="of:=[.D82]+1" office:value-type="float" office:value="96">
            <text:p>96</text:p>
          </table:table-cell>
        </table:table-row>
        <table:table-row table:style-name="ro1">
          <table:table-cell table:formula="of:=[.A83]+(RAND()/1000)" office:value-type="float" office:value="50.0636993401254">
            <text:p>50.0636993401254</text:p>
          </table:table-cell>
          <table:table-cell table:formula="of:=[.B83]+(RAND()/1000)" office:value-type="float" office:value="36.256776757647">
            <text:p>36.256776757647</text:p>
          </table:table-cell>
          <table:table-cell table:formula="of:=[.C83]+(RAND()/100000)" office:value-type="float" office:value="195.000409440155">
            <text:p>195.00040944015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formula="of:=[.A84]+(RAND()/1000)" office:value-type="float" office:value="50.064206283694">
            <text:p>50.064206283694</text:p>
          </table:table-cell>
          <table:table-cell table:formula="of:=[.B84]+(RAND()/1000)" office:value-type="float" office:value="36.2577613066735">
            <text:p>36.2577613066735</text:p>
          </table:table-cell>
          <table:table-cell table:formula="of:=[.C84]+(RAND()/100000)" office:value-type="float" office:value="195.000416425643">
            <text:p>195.000416425643</text:p>
          </table:table-cell>
          <table:table-cell table:formula="of:=[.D84]+1" office:value-type="float" office:value="97">
            <text:p>97</text:p>
          </table:table-cell>
        </table:table-row>
        <table:table-row table:style-name="ro1">
          <table:table-cell table:formula="of:=[.A85]+(RAND()/1000)" office:value-type="float" office:value="50.0643683615255">
            <text:p>50.0643683615255</text:p>
          </table:table-cell>
          <table:table-cell table:formula="of:=[.B85]+(RAND()/1000)" office:value-type="float" office:value="36.2579596966535">
            <text:p>36.2579596966535</text:p>
          </table:table-cell>
          <table:table-cell table:formula="of:=[.C85]+(RAND()/100000)" office:value-type="float" office:value="195.000425351716">
            <text:p>195.00042535171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formula="of:=[.A86]+(RAND()/1000)" office:value-type="float" office:value="50.0645838837045">
            <text:p>50.0645838837045</text:p>
          </table:table-cell>
          <table:table-cell table:formula="of:=[.B86]+(RAND()/1000)" office:value-type="float" office:value="36.2581567115371">
            <text:p>36.2581567115371</text:p>
          </table:table-cell>
          <table:table-cell table:formula="of:=[.C86]+(RAND()/100000)" office:value-type="float" office:value="195.000425688697">
            <text:p>195.000425688697</text:p>
          </table:table-cell>
          <table:table-cell table:formula="of:=[.D86]+1" office:value-type="float" office:value="98">
            <text:p>98</text:p>
          </table:table-cell>
        </table:table-row>
        <table:table-row table:style-name="ro1">
          <table:table-cell table:formula="of:=[.A87]+(RAND()/1000)" office:value-type="float" office:value="50.0652179690882">
            <text:p>50.0652179690882</text:p>
          </table:table-cell>
          <table:table-cell table:formula="of:=[.B87]+(RAND()/1000)" office:value-type="float" office:value="36.2582852694488">
            <text:p>36.2582852694488</text:p>
          </table:table-cell>
          <table:table-cell table:formula="of:=[.C87]+(RAND()/100000)" office:value-type="float" office:value="195.000430365395">
            <text:p>195.0004303653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formula="of:=[.A88]+(RAND()/1000)" office:value-type="float" office:value="50.0658242473424">
            <text:p>50.0658242473424</text:p>
          </table:table-cell>
          <table:table-cell table:formula="of:=[.B88]+(RAND()/1000)" office:value-type="float" office:value="36.2587521810352">
            <text:p>36.2587521810352</text:p>
          </table:table-cell>
          <table:table-cell table:formula="of:=[.C88]+(RAND()/100000)" office:value-type="float" office:value="195.000439052298">
            <text:p>195.000439052298</text:p>
          </table:table-cell>
          <table:table-cell table:formula="of:=[.D88]+1" office:value-type="float" office:value="99">
            <text:p>99</text:p>
          </table:table-cell>
        </table:table-row>
        <table:table-row table:style-name="ro1">
          <table:table-cell table:formula="of:=[.A89]+(RAND()/1000)" office:value-type="float" office:value="50.0665676528568">
            <text:p>50.0665676528568</text:p>
          </table:table-cell>
          <table:table-cell table:formula="of:=[.B89]+(RAND()/1000)" office:value-type="float" office:value="36.2593455719489">
            <text:p>36.2593455719489</text:p>
          </table:table-cell>
          <table:table-cell table:formula="of:=[.C89]+(RAND()/100000)" office:value-type="float" office:value="195.000443569664">
            <text:p>195.00044356966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formula="of:=[.A90]+(RAND()/1000)" office:value-type="float" office:value="50.0672883201235">
            <text:p>50.0672883201235</text:p>
          </table:table-cell>
          <table:table-cell table:formula="of:=[.B90]+(RAND()/1000)" office:value-type="float" office:value="36.2597905819991">
            <text:p>36.2597905819991</text:p>
          </table:table-cell>
          <table:table-cell table:formula="of:=[.C90]+(RAND()/100000)" office:value-type="float" office:value="195.000452343324">
            <text:p>195.000452343324</text:p>
          </table:table-cell>
          <table:table-cell table:formula="of:=[.D90]+1" office:value-type="float" office:value="100">
            <text:p>100</text:p>
          </table:table-cell>
        </table:table-row>
        <table:table-row table:style-name="ro1">
          <table:table-cell table:formula="of:=[.A91]+(RAND()/1000)" office:value-type="float" office:value="50.0675349633622">
            <text:p>50.0675349633622</text:p>
          </table:table-cell>
          <table:table-cell table:formula="of:=[.B91]+(RAND()/1000)" office:value-type="float" office:value="36.2604542472258">
            <text:p>36.2604542472258</text:p>
          </table:table-cell>
          <table:table-cell table:formula="of:=[.C91]+(RAND()/100000)" office:value-type="float" office:value="195.000458735553">
            <text:p>195.0004587355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[.A92]+(RAND()/1000)" office:value-type="float" office:value="50.0678360025374">
            <text:p>50.0678360025374</text:p>
          </table:table-cell>
          <table:table-cell table:formula="of:=[.B92]+(RAND()/1000)" office:value-type="float" office:value="36.2612611030729">
            <text:p>36.2612611030729</text:p>
          </table:table-cell>
          <table:table-cell table:formula="of:=[.C92]+(RAND()/100000)" office:value-type="float" office:value="195.000463252534">
            <text:p>195.000463252534</text:p>
          </table:table-cell>
          <table:table-cell table:formula="of:=[.D92]+1" office:value-type="float" office:value="101">
            <text:p>101</text:p>
          </table:table-cell>
        </table:table-row>
        <table:table-row table:style-name="ro1">
          <table:table-cell table:formula="of:=[.A93]+(RAND()/1000)" office:value-type="float" office:value="50.0680734217533">
            <text:p>50.0680734217533</text:p>
          </table:table-cell>
          <table:table-cell table:formula="of:=[.B93]+(RAND()/1000)" office:value-type="float" office:value="36.2622274294107">
            <text:p>36.2622274294107</text:p>
          </table:table-cell>
          <table:table-cell table:formula="of:=[.C93]+(RAND()/100000)" office:value-type="float" office:value="195.000467413596">
            <text:p>195.000467413596</text:p>
          </table:table-cell>
          <table:table-cell office:value-type="float" office:value="101">
            <text:p>1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ru" fo:country="RU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1">09/01/2010</text:date>, <text:time>12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Cherkassky</meta:initial-creator>
    <meta:creation-date>2010-08-30T23:25:16</meta:creation-date>
    <dc:date>2010-09-01T12:05:45</dc:date>
    <dc:creator>Victor Cherkassky</dc:creator>
    <meta:editing-duration>PT00H09M31S</meta:editing-duration>
    <meta:editing-cycles>4</meta:editing-cycles>
    <meta:generator>OpenOffice.org/3.2$Linux OpenOffice.org_project/320m12$Build-9483</meta:generator>
    <meta:document-statistic meta:table-count="3" meta:cell-count="372" meta:object-count="0"/>
  </office:meta>
</office:document-meta>
</file>